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pdate.checkReferentialIntegrity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haredItemStateManager.createInstance( Name propName , NodeId par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aredItemStateManager.SharedItemStateManager( PersistenceManager persistMgr , NodeId rootNodeId , NodeTypeRegistry ntReg , boolean usesReferences , ItemStateCacheFactory cacheFactory , ISMLocking lock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haredItemStateManager.dump( PrintStream 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haredItemStateManager.setISMLocking( ISMLocking ismLock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pdate.removeReference( PropertyId id , UUID uu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pdate.cancel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haredItemStateManag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ItemStateManager.stateDestroyed( ItemState destroy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pdate.getChan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ItemStateManager.externalUpdate( ChangeLog external , EventStateCollection event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haredItemStateManager.stateCreated( ItemState crea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aredItemStateManager.addVirtualItemStateProvider( VirtualItemStateProvider pro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pdate.addReference( PropertyId id , UUID uu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haredItemStateManager.getNodeReferences( NodeReferencesId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haredItemStateManager.acquireReadLock( Item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haredItemStateManager.beginUpdate( ChangeLog local , EventStateCollectionFactory factory , VirtualItemStateProvider virtual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pdate.get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.isAdded( Item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haredItemStateManager.stateModified( ItemState 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ItemStateManager.setEventChannel( UpdateEventChannel event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ItemStateManager.setCheckReferences( boolean checkReferen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ItemStateManager.doExternalUpdate( ChangeLog externa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Update.addReferences( ItemState st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haredItemStateManager.acquireWriteLock( ChangeLog changeLo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pdate.isDeleted( Item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ItemStateManager.hasItemState( ItemId i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haredItemStateManager.loadItemState( Item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haredItemStateManager.getNonVirtualItemState( Item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pdate.ge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ItemStateManager.hasNonVirtualItemState( ItemId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haredItemStateManager.stateDiscarded( ItemState discard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aredItemStateManager.addListener( ItemStat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.Update( ChangeLog local , EventStateCollectionFactory factory , VirtualItemStateProvider virtual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pdate.setAttribute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pdate.begin(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1">
            <text:p text:style-name="Table_20_Contents">121</text:p>
          </table:table-cell>
        </table:table-row>
        <table:table-row>
          <table:table-cell office:value-type="string">
            <text:p text:style-name="Table_20_Contents">SharedItemStateManager.getItemState( ItemId 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haredItemStateManager.removeListener( ItemStat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.updateReferenc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haredItemStateManager.update( ChangeLog local , EventStateCollection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ItemStateManager.createInstance( NodeId id , Name nodeTypeName , NodeId par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pdate.isReferenceable( NodeState sta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haredItemStateManager.createInstance( ItemState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pdate.get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aredItemStateManager.createRootNodeState( NodeId rootNodeId , NodeTypeRegistry ntRe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Update.end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Update.allowsSameNameSiblings( NodeId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haredItemStateManager.hasNodeReferences( NodeReferencesId 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Update.removeReferences( ItemState st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